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42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44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45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46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47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48" style:family="paragraph" style:parent-style-name="Standard" style:list-style-name="L6">
      <style:paragraph-properties fo:text-align="start" style:justify-single-word="false"/>
      <style:text-properties fo:font-size="12pt" fo:font-weight="normal" officeooo:rsid="003e3f92" officeooo:paragraph-rsid="0044214e" style:font-size-asian="10.5pt" style:font-weight-asian="normal" style:font-size-complex="12pt" style:font-weight-complex="normal"/>
    </style:style>
    <style:style style:name="P49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50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52" style:family="paragraph" style:parent-style-name="Standard" style:list-style-name="L6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54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7"/>
      <text:p text:style-name="P7">Presentació assignatura</text:p>
      <text:p text:style-name="P12">Comentem web assignatura</text:p>
      <text:p text:style-name="P17">Comentem unitats </text:p>
      <text:list xml:id="list6551796921976800638" text:style-name="L1">
        <text:list-item>
          <text:p text:style-name="P27"><text:a xlink:type="simple" xlink:href="https://paulinoposada.github.io/web_e/web_e_2425/documents/apunts/unitat_1_ley_ohm/e_apunts_ud_1_1_gs.pdf">1.1 Circuit elèctric</text:a></text:p>
        </text:list-item>
        <text:list-item>
          <text:p text:style-name="P27"><text:a xlink:type="simple" xlink:href="https://paulinoposada.github.io/web_e/web_e_2425/documents/apunts/unitat_1_ley_ohm/e_apunts_ud_1_2_gs.pdf">1.2 Llei d'ohm</text:a></text:p>
        </text:list-item>
        <text:list-item>
          <text:p text:style-name="P27"><text:a xlink:type="simple" xlink:href="https://paulinoposada.github.io/web_e/web_e_2425/documents/apunts/unitat_2_seguridad/e_apunts_ud_2_1_gs.pdf">2 Seguretat</text:a></text:p>
        </text:list-item>
        <text:list-item>
          <text:p text:style-name="P27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29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12"/>
      <text:p text:style-name="P12"/>
      <text:p text:style-name="P3">Di<text:span text:style-name="T3">jous</text:span><text:tab/><text:tab/><text:tab/><text:tab/>2<text:span text:style-name="T3">6</text:span>/09/2<text:span text:style-name="T1">4</text:span></text:p>
      <text:p text:style-name="P8"/>
      <text:p text:style-name="P13">Comentem </text:p>
      <text:list xml:id="list6912891392989802869" text:style-name="L2">
        <text:list-item>
          <text:p text:style-name="P30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39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30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18"/>
      <text:p text:style-name="P18"/>
      <text:p text:style-name="P4">Di<text:span text:style-name="T5">vendres</text:span><text:tab/><text:tab/><text:tab/>2<text:span text:style-name="T5">7</text:span>/09/2<text:span text:style-name="T1">4</text:span></text:p>
      <text:p text:style-name="P9"/>
      <text:p text:style-name="P14">Comentem </text:p>
      <text:list xml:id="list211929833585453" text:continue-numbering="true" text:style-name="L2">
        <text:list-item>
          <text:p text:style-name="P31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22"/>
      <text:p text:style-name="P22"/>
      <text:p text:style-name="P22"/>
      <text:p text:style-name="P22"/>
      <text:p text:style-name="P22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9"/>
      <text:p text:style-name="P19">Comentem <text:s/></text:p>
      <text:list xml:id="list211930577191331" text:continue-list="list6551796921976800638" text:style-name="L1">
        <text:list-item>
          <text:p text:style-name="P32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33">Programa de simulació Cade Simu</text:p>
        </text:list-item>
      </text:list>
      <text:p text:style-name="P14"/>
      <text:p text:style-name="P14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9"/>
      <text:p text:style-name="P14">Comentem </text:p>
      <text:list xml:id="list7399553952039051199" text:style-name="L3">
        <text:list-item>
          <text:p text:style-name="P37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40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40">Baixem al taller i comentem connexió font d'alimentació de PC que utilitzarem per les pràctiques de cc.</text:p>
          <text:p text:style-name="P41"><text:s/></text:p>
        </text:list-item>
      </text:list>
      <text:p text:style-name="P19"/>
      <text:p text:style-name="P19"/>
      <text:p text:style-name="P25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9"/>
      <text:p text:style-name="P14">Comentem </text:p>
      <text:list xml:id="list211930328788001" text:continue-numbering="true" text:style-name="L3">
        <text:list-item>
          <text:p text:style-name="P45">Baixem al taller i feim practiques amb circuits pont.</text:p>
        </text:list-item>
      </text:list>
      <text:p text:style-name="P23"/>
      <text:p text:style-name="P23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10"/>
      <text:p text:style-name="P20">Comentem <text:s/></text:p>
      <text:list xml:id="list211930683193625" text:continue-list="list211930577191331" text:style-name="L1">
        <text:list-item>
          <text:p text:style-name="P34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34"/>
        </text:list-item>
      </text:list>
      <text:p text:style-name="P15"/>
      <text:p text:style-name="P15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10"/>
      <text:p text:style-name="P15">Comentem </text:p>
      <text:list xml:id="list4338987438111911883" text:style-name="L4">
        <text:list-item>
          <text:p text:style-name="P46">Comentem pràctica Wheatstone amb dos diodes, corrent per la diagonal en els següents casos: </text:p>
          <text:p text:style-name="P46">cas 1: potenciòmetre a màxima resistència </text:p>
          <text:p text:style-name="P46">cas 2: potenciòmetre a resistència igual a R3</text:p>
          <text:p text:style-name="P46">cas 3: potenciòmetrea a mínima resistència</text:p>
        </text:list-item>
        <text:list-item>
          <text:p text:style-name="P38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46"/>
          <text:p text:style-name="P42"><text:s/></text:p>
        </text:list-item>
      </text:list>
      <text:p text:style-name="P20"/>
      <text:p text:style-name="P20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10"/>
      <text:p text:style-name="P15">Comentem </text:p>
      <text:list xml:id="list211930397819677" text:continue-numbering="true" text:style-name="L4">
        <text:list-item>
          <text:p text:style-name="P38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24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11"/>
      <text:p text:style-name="P21">Comentem <text:s/></text:p>
      <text:list xml:id="list211930686140574" text:continue-list="list211930683193625" text:style-name="L1">
        <text:list-item>
          <text:p text:style-name="P35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35"/>
        </text:list-item>
      </text:list>
      <text:p text:style-name="P16"/>
      <text:p text:style-name="P16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11"/>
      <text:p text:style-name="P16">Comentem </text:p>
      <text:list xml:id="list2342924382978872464" text:style-name="L5">
        <text:list-item>
          <text:p text:style-name="P49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49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47"/>
          <text:p text:style-name="P43"><text:s/></text:p>
        </text:list-item>
      </text:list>
      <text:p text:style-name="P21"/>
      <text:p text:style-name="P21"/>
      <text:p text:style-name="P6"/>
      <text:p text:style-name="P26">Di<text:span text:style-name="T5">vendres</text:span><text:tab/><text:tab/><text:tab/><text:span text:style-name="T8">18</text:span>/<text:span text:style-name="T6">10</text:span>/2<text:span text:style-name="T1">4</text:span></text:p>
      <text:p text:style-name="P11"/>
      <text:p text:style-name="P16">Comentem </text:p>
      <text:list xml:id="list211929964032863" text:continue-numbering="true" text:style-name="L5">
        <text:list-item>
          <text:p text:style-name="P54">Comentem <text:a xlink:type="simple" xlink:href="https://paulinoposada.github.io/web_e/web_e_2425/documents/ta.pdf">tasca 5</text:a>.</text:p>
        </text:list-item>
        <text:list-item>
          <text:p text:style-name="P50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51"/>
      <text:p text:style-name="P51"/>
      <text:p text:style-name="P57">Di<text:span text:style-name="T2">mecres</text:span><text:tab/><text:tab/><text:tab/><text:span text:style-name="T15">23</text:span>/<text:span text:style-name="T5">10</text:span>/2<text:span text:style-name="T1">4</text:span></text:p>
      <text:p text:style-name="P55"/>
      <text:p text:style-name="P28">Comentem <text:s/></text:p>
      <text:list xml:id="list211931602308168" text:continue-list="list211930686140574" text:style-name="L1">
        <text:list-item>
          <text:p text:style-name="P53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36"><text:span text:style-name="T11">Coment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36"/>
        </text:list-item>
      </text:list>
      <text:p text:style-name="P56"/>
      <text:p text:style-name="P56"/>
      <text:p text:style-name="P5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55"/>
      <text:p text:style-name="P56">Comentem </text:p>
      <text:list xml:id="list7510045901839278932" text:style-name="L6">
        <text:list-item>
          <text:p text:style-name="P48"/>
          <text:p text:style-name="P44"><text:s/></text:p>
        </text:list-item>
      </text:list>
      <text:p text:style-name="P57">Di<text:span text:style-name="T5">vendres</text:span><text:tab/><text:tab/><text:tab/><text:span text:style-name="T15">25</text:span>/<text:span text:style-name="T6">10</text:span>/2<text:span text:style-name="T1">4</text:span></text:p>
      <text:p text:style-name="P55"/>
      <text:p text:style-name="P56">Comentem </text:p>
      <text:list xml:id="list211930794710315" text:continue-numbering="true" text:style-name="L6">
        <text:list-item>
          <text:p text:style-name="P5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23T21:19:29.573031138</dc:date>
    <meta:editing-duration>PT1H30M24S</meta:editing-duration>
    <meta:editing-cycles>65</meta:editing-cycles>
    <meta:document-statistic meta:table-count="0" meta:image-count="0" meta:object-count="0" meta:page-count="3" meta:paragraph-count="73" meta:word-count="305" meta:character-count="1958" meta:non-whitespace-character-count="1688"/>
  </office:meta>
</office:document-meta>
</file>